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font-name="Times New Roman1"/>
    </style:style>
    <style:style style:name="T5" style:family="text">
      <style:text-properties style:text-position="0% 100%"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8FF3_10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8, FF 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Isadore Binswanger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March 12, 1889</text:p>
      <text:p text:style-name="P2">Month<text:tab/><text:tab/><text:tab/><text:tab/><text:tab/><text:tab/>March</text:p>
      <text:p text:style-name="P2">Year<text:tab/><text:tab/><text:tab/><text:tab/><text:tab/><text:tab/>1889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Page 1]</text:p>
      <text:p text:style-name="P6">The Jewish Foster Home &amp; Orphan Asylum,/</text:p>
      <text:p text:style-name="P6">MILL STREET, GERMANTOWN./</text:p>
      <text:p text:style-name="P7">Philadelphia March 12<text:span text:style-name="T2">th</text:span><text:span text:style-name="T3"> 1889/</text:span></text:p>
      <text:p text:style-name="P5"><text:span text:style-name="T3">Rev Dr S. Morais/</text:span></text:p>
      <text:p text:style-name="P5"><text:span text:style-name="T3"><text:tab/>Dear Sir/</text:span></text:p>
      <text:p text:style-name="P5"><text:span text:style-name="T3">I submitted the case of the Glade/ children to our Board of Managers/ &amp; in consequence of the impossibility/ to find room for them in our home,/ as 3 children under the charge of the/ H H Charities who are temporarily/ placed in the daily nursery are already/ promised admission for the vacancy/ that has occured[sic!] this week I applied/ to the </text:span><text:span text:style-name="T4">˶</text:span><text:span text:style-name="T5">W[?]" but their means/ are exhausted. <text:s/>I then made an/ appeal to the H. S. C. Charities/ that their children should be taken/ care of until we can admit them/</text:span></text:p>
      <text:p text:style-name="P5"><text:span text:style-name="T5"/></text:p>
      <text:p text:style-name="P5"><text:span text:style-name="T5">[Page 2]</text:span></text:p>
      <text:p text:style-name="P5"><text:span text:style-name="T5">in our home. <text:s/>That I have been/ successful the enclosed note which/ I just received will show you./</text:span></text:p>
      <text:p text:style-name="P5"><text:soft-page-break/><text:span text:style-name="T5">Appreciating your efforts on behalf/ of our suffering coreligionists &amp;/ to have the poor innocent children/ properly cared for &amp; brought up/ I remain sincerely yours/ I. Binswanger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2T12:34:20.45</meta:creation-date>
    <dc:date>2012-01-12T12:56:53.87</dc:date>
    <dc:creator>Penn Libraries</dc:creator>
    <meta:editing-duration>PT00H06M23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0" meta:word-count="326" meta:character-count="2190"/>
  </office:meta>
</office:document-meta>
</file>